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57a03" officeooo:paragraph-rsid="00157a03"/>
    </style:style>
    <style:style style:name="P2" style:family="paragraph" style:parent-style-name="Heading_20_1">
      <style:text-properties officeooo:rsid="00168e83" officeooo:paragraph-rsid="00168e83"/>
    </style:style>
    <style:style style:name="P3" style:family="paragraph" style:parent-style-name="Heading_20_1">
      <style:text-properties officeooo:rsid="00177431" officeooo:paragraph-rsid="00177431"/>
    </style:style>
    <style:style style:name="P4" style:family="paragraph" style:parent-style-name="Heading_20_1">
      <style:text-properties officeooo:rsid="00177431" officeooo:paragraph-rsid="00177431" fo:background-color="#ffff00"/>
    </style:style>
    <style:style style:name="P5" style:family="paragraph" style:parent-style-name="Heading_20_1">
      <style:text-properties officeooo:rsid="0017abcf" officeooo:paragraph-rsid="0017abcf"/>
    </style:style>
    <style:style style:name="P6" style:family="paragraph" style:parent-style-name="Text_20_body">
      <style:text-properties officeooo:paragraph-rsid="00157a03"/>
    </style:style>
    <style:style style:name="P7" style:family="paragraph" style:parent-style-name="Text_20_body">
      <style:text-properties officeooo:paragraph-rsid="00168e83"/>
    </style:style>
    <style:style style:name="P8" style:family="paragraph" style:parent-style-name="Text_20_body">
      <style:text-properties officeooo:paragraph-rsid="00177431"/>
    </style:style>
    <style:style style:name="P9" style:family="paragraph" style:parent-style-name="Text_20_body">
      <style:text-properties officeooo:paragraph-rsid="0017abcf"/>
    </style:style>
    <style:style style:name="T1" style:family="text">
      <style:text-properties officeooo:rsid="00177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Sys180</text:h>
      <text:p text:style-name="P6">Salazar-Aguilar et al. [7] propose an extension of the CARP, the Synchronized Arc Routing and Node Routing Problem (SANRP). This problem considers multiple capacitated marking vehicles and multiple replenishment vehicles for the paint. The authors propose a non-linear formulation and an Adaptive Large Neighborhood Search metaheuristic (ALNS, see Ropke and Pisinger [8]) for the SANRP.</text:p>
      <text:h text:style-name="P1" text:outline-level="1">IME</text:h>
      <text:p text:style-name="P6">Various studies on the arc routing problem introducing synchronization constraints can be found in the literature. Salazar-Aguillar et al (2013) worked on the arc routing problem by introducing synchronization constraints modeling snow removal operations in Canada. To describe this problem, a fleet of special vehicles designed to remove snow are available at the initial depot to treat a set of predefined routes. Each route segment has one or two direction and for reach direction, the number of tracks is between 1 and 3. An imposition of synchronization constraints about roads with more than one track are to be cleared simultaneously with different synchronized vehicles. The objective is to determine the set of routes minimizing the duration of the longest route alongside executing all the tasks of snow removal. In order to resolve this problem, an integer mixed non-linear programming model and a heuristic based on the Adaptive Large Neighborhood Search (ALNS) metaheuristic is proposed by the authors. The heuristic constructs an initial set of feasible routes and destruction/repair techniques are used to improve this solution. Numerical tests were realized both on big instances generated randomly and on real ones.</text:p>
      <text:h text:style-name="P2" text:outline-level="1">An updated annotated</text:h>
      <text:p text:style-name="P7">Working on the same problem, Salazar-Aguilar et al. [173] assume that routes for SV and RV vehicles must be synchronized (as discussed in Section 3.8). They also assume that certain links and nodes demand service, and they tackle the problem as a synchronized GRP. Three differ- ent replenishment policies are considered. An adaptive large neighborhood search heuristic, generalizing the one devel- oped by Salazar-Aguilar et al. [172] for the snow plowing problem, is presented and successfully tested over a large set of randomly generated instances.</text:p>
      <text:h text:style-name="P4" text:outline-level="1">Akbari the best</text:h>
      <text:p text:style-name="P8">Given a network of streets and a fleet of snow plowing vehicles based at a depot, synchronized arc routing snow plowing problem introduced in Salazar-Aguilar et al. (2012) consists of determining a set of routes such that all streets some of which have multiple lanes are plowed by using fleets T of synchronized vehicles. The objective is to minimize the duration of the longest route, namely the makespan. The street segments have one or two directions, and each direction has a number of lanes, I typically between one and three. Synchronization is interpreted as plowing all lanes of a particular R street simultaneously. Although synchronization has different application in Salazar-Aguilar et al. <text:soft-page-break/>(2012), C it is similar to K-ARCP in terms of having timing concerns in the mathematical formulation and the heuristic algorithm. Another important S difference between this problem and K-ARCP is that in K-ARCP we do not know about the required edges to be opened to enable connectivity, while in Salazar-Aguilar U et al. (2012) all streets should be plowed.</text:p>
      <text:p text:style-name="P7">Salazar-Aguilar et al. (2013) is another related N study in terms of synchronization. It introduces the syn-chronized that must be arc painted, and node 2) routing street segments problem which that do is not A on need a directed to be graph painted. with In two this sets problem, of arcs: the 1) authors street segments also use two types of vehicles in the painting process: 1) a replenishment vehicle to supply paint, 2) a set of homo-geneous painting vehicles. While the painting is being processed by the painting vehicles, they might run out of paint and the replenishment D vehicle should provide them with more paint. The synchronization in this problem refers to choosing the E appropriate refill nodes so that the painting vehicles and the replenishment vehicle can meet at the same time without incurring too much waiting. One of the main differences between this problem and K-ARCP T is that in K-ARCP the set of edges that need to receive a service are not predeter-mined. Another important P difference is the fact that in K-ARCP a blocked edge can not be traversed unless it is opened E but in this problem, the vehicles can traverse an arc without providing the service.</text:p>
      <text:h text:style-name="P3" text:outline-level="1">Akbari 2017</text:h>
      <text:p text:style-name="P8">The Synchronized Arc Routing Snow Plowing Problem proposed in Salazar-Aguilar et al. [24] consists of determining a set of routes such that all streets, some of which have multiple lanes, are plowed using fleets of synchronized vehicles. The objective is to minimize the duration of the longest route, namely the makespan. The street segments have one or two directions, and each direc<text:span text:style-name="T1">t</text:span>ion has a number of lanes, typically between one and three. Synchronization occurs since all the lanes of a particular street should be plowed simultaneously. In another study, Salazar-Aguilar et al. [25] introduced the Synchronized Arc and Node Routing Problem which is on a directed graph with two sets of arcs: those that must be painted, and those that do not need to be painted. In this problem, a replenishment vehicle to supply paint and a set of homogeneous painting vehicles are used. While the painting is being processed by the painting vehicles, they might run out of paint and the replenishment vehicle should provide them with more paint. The synchronization refers to choosing the appropriate refill nodes such that the painting vehicles and the replenishment vehicle can meet at the same time or without incurring much waiting. Although synchronization has a different meaning in Salazar-Aguilar et al. [24] and [25], it is similar to KPC-ARCP in terms of having timing concerns in the mathematical formulation and the heuristic algorithm. While in Salazar-Aguilar et al. [24] all streets should be plowed and in Salazar-Aguilar et al. [25] the set of edges that require the painting are given, in KPC-ARCP the required edges to be opened are not given a priori and its part of the decisions. Moreover, while in KPC-ARCP a blocked edge can not be traversed unless it is opened, in the discussed problems the vehicles can traverse any arc without providing the services.</text:p>
      <text:h text:style-name="P5" text:outline-level="1"><text:soft-page-break/>Synchronizing vehicules</text:h>
      <text:p text:style-name="P9">Generally, temporal intra-route synchronization can be explained by the vehicle’s visiting order at customers. Comparing to intra-route synchronization, inter-route synchronization is not widely researched. Salazar-Aguilar et al. (2012) introduced a synchronized arc routing problem for snow plowing operations. The street segments with two or more lanes in the same direction are plowed simultaneously by synchronized vehicles. Salazar-Aguilar et al. (2013) introduced the paint vehicle synchronization problem that several capacitated vehicles painted lines on the roads with a tank vehicle replenishing the painting vehicles. The routes and schedules for the painting and tank vehicles were optimized by synchronizing the painting and replenishment operations.</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00:04:02.955627829</meta:creation-date>
    <dc:date>2022-05-30T01:41:28.756074463</dc:date>
    <meta:editing-duration>PT55M55S</meta:editing-duration>
    <meta:editing-cycles>1</meta:editing-cycles>
    <meta:document-statistic meta:table-count="0" meta:image-count="0" meta:object-count="0" meta:page-count="3" meta:paragraph-count="13" meta:word-count="1125" meta:character-count="7134" meta:non-whitespace-character-count="6022"/>
    <meta:generator>LibreOffice/7.0.4.2$Linux_X86_64 LibreOffice_project/00$Build-2</meta:generator>
  </office:meta>
</office:document-meta>
</file>